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5-10-21 16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5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5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5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5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5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5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5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5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5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5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5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5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5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5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5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5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5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5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5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5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5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5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5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5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5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5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5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5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5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5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5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5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5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5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5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5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5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5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5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5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5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5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5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5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5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5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5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5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5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5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5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5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5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5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5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5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5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5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5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5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5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5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5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5-08-06 16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5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5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5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5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5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5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5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5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5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5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5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5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5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5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5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5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5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5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5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5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5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5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5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5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5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5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5-07-03 14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5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5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5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5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5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5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5-06-24 15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5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5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5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5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5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5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5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5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5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5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5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5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5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5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5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5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5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5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5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5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5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5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5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5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5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5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5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5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5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5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5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5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5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5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5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5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5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5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5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5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5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5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5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5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5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5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5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5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5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5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5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5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5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5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5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5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5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5-03-25 19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5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5-03-17 17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5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5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5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5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5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5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5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5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5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5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5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5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5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5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5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5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5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5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5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5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5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5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5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5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5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5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5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5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5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5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5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5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5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5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5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5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5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5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5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5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5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5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5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5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5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5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5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5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5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5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5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5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5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5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5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5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5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5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5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5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5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5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5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5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5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5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5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5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5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5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4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4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4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4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4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4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4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4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4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4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4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4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4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4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4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4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4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4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4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4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4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4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4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4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4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4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4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4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4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4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4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4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4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4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4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4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4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4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4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4-11-22 15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4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4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4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4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4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4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4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4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4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4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4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4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4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4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4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4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4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4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4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4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4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4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4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4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4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4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4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4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4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4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4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4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4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4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4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4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4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4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4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4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4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4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4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4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4-09-26 16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4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4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4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4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4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4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4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4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4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4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4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4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4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4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4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4-09-04 14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4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4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4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4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4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4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4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4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4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4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4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4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4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4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4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4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4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4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4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4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4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4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4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4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4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4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4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4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4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4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4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4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4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4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4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4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4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4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4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4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4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4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4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4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4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4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4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4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4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4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4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4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4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4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4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4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4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4-06-26 14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4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4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4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4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4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4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4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4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4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4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4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4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4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4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4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4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4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4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4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4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4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4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4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4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4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4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4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4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4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4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4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4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4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4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4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4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4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4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4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4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4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4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4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4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4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4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4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4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4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4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4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4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4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4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4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4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4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4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4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4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4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4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4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4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4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4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4-03-28 20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4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4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4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4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4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4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4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4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4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4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4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4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4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4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4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4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4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4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4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4-0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4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4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4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4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4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4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4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4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4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4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4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4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4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4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4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4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4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4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4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4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4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4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4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4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4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4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4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4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4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4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4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4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4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4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4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4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4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4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4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4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4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4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4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4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4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4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4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4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4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4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4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4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4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4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4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4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4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4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4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3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3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3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3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3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3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3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3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3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3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3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3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3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3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3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3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3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3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3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3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3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3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3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3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3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3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3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3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3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3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3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3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3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3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3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3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3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3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3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3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3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3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3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3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3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3-11-16 15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3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3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3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3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3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3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3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3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3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3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3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3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3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3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3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3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3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3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3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3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3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3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3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3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3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3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3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3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3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3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3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3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3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3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3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3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3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3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3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3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3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3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3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3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3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3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3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3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3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3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3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3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3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3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3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3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3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3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3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3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3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3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3-08-31 16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3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3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3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3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3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3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3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3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3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3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3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3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3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3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3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3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3-08-09 22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3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3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3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3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3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3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3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3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3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3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3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3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3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3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3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3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3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3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3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3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3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3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3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3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3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3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3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3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3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3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3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3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3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3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3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3-06-27 14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3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3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3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3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3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3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3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3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3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3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3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3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3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3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3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3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3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3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3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3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3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3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3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3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3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3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3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3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3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3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3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3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3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3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3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3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3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3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3-05-11 15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3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3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3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3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3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3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3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3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3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3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3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3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3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3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3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3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3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3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3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3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3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3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3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3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3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3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3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3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3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3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3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3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3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3-03-30 14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3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3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3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3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3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3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3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3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3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3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3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3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3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3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3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3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3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3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3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3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3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3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3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3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3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3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3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3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3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3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3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3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3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3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3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3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3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3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3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3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3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3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3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3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3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3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3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3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3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3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3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3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3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3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3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3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3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3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3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3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3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3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3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3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3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3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3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3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3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3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3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3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3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3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3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3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3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3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3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3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3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3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3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3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3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2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2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2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2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2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2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2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2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2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2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2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2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2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2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2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2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2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2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2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2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2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2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2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2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2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2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2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2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2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2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2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2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2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2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2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2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2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2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2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2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2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2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2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2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2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2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2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2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2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2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2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2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2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2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2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2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2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2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2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2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2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2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2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2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2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2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2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2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2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2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2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2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2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2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2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2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2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2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2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2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2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2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2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2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2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2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2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2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2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2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2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2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2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2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2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2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2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2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2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2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2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2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2-09-07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2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2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2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2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2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2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2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2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2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2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2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2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2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2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2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2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2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2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2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2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2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2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2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2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2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2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2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2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2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2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2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2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2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2-07-28 14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2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2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2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2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2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2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2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2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2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2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2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2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2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2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2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2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2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2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2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2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2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2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2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2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2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2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2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2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2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2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2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2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2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2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2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2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2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2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2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2-06-09 15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2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2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2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2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2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2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2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2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2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2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2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2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2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2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2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2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2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2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2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2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2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2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2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2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2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2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2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2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2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2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2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2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2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2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2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2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2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2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2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2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2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2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2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2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2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2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2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2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2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2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2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2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2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2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2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2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2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2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2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2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2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2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2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2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2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2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2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2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2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2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2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2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2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2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2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2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2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2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2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2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2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2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2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2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2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2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2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2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2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2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2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2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2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2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2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2-02-16 14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2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2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2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2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2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2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2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2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2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2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2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2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2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2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2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2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2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2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2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2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2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2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2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2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2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2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2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2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2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2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2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2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2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2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2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2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2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2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2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2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2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2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2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2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2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2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2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1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1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1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1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1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1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1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1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1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1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1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1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1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1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1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1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1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1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1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1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1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1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1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1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1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1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1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1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1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1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1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1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1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1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1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1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1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1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1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1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1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1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1-11-19 15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1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1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1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1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1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1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1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1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1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1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1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1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1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1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1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1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1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1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1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1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1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1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1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1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1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1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1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1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1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1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1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1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1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1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1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1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1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1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1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1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1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1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1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1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1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1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1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1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1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1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1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1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1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1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1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1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1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1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1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1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1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1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1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1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1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1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1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1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1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1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1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1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1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1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1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1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1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1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1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1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1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1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1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1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1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1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1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1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1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1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1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1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1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1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1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1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1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1-08-06 14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1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1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1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1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1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1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1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1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1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1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1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1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1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1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1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1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1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1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1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1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1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1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1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1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1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1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1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1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1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1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1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1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1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1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1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1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1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1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1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1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1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1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1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1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1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1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1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1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1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1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1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1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1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1-06-14 16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1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1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1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1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1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1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1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1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1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1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1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1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1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1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1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1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1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1-05-28 20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1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1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1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1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1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1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1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1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1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1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1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1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1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1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1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1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1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1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1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1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1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1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1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1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1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1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1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1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1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1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1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1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1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1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1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1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1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1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1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1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1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1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1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1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1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1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1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1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1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1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1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1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1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1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1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1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1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1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1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1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1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1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1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1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1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1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1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1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1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1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1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1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1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1-03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1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1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1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1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1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1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1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1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1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1-03-04 14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1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1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1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1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1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1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1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1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1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1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1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1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1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1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1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1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1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1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1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1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1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1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1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1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1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1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1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1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1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1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1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1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1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1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1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1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1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1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1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1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1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1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1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1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1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1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1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1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1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1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1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1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1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1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1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1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1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1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1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1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1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1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1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0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1172" calcext:value-type="float">
            <text:p>3.281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48296" calcext:value-type="float">
            <text:p>3.284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49257142857" calcext:value-type="float">
            <text:p>3.614492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95371428571" calcext:value-type="float">
            <text:p>3.602953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12285714286" calcext:value-type="float">
            <text:p>3.541122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686537931034" calcext:value-type="float">
            <text:p>3.586865379310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73428571428" calcext:value-type="float">
            <text:p>3.42573428571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95393103448" calcext:value-type="float">
            <text:p>3.112953931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220571428571" calcext:value-type="float">
            <text:p>2.952205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987779310345" calcext:value-type="float">
            <text:p>2.989877793103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84711111111" calcext:value-type="float">
            <text:p>3.108847111111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049324137931" calcext:value-type="float">
            <text:p>3.000493241379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678933333333" calcext:value-type="float">
            <text:p>3.4367893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898133333333" calcext:value-type="float">
            <text:p>3.4489813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8736" calcext:value-type="float">
            <text:p>3.255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652488888889" calcext:value-type="float">
            <text:p>3.296524888888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415085714286" calcext:value-type="float">
            <text:p>3.384150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03314285714" calcext:value-type="float">
            <text:p>3.422033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099466666667" calcext:value-type="float">
            <text:p>3.4709946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17816" calcext:value-type="float">
            <text:p>3.281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263111111111" calcext:value-type="float">
            <text:p>3.412631111111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31657142857" calcext:value-type="float">
            <text:p>3.730316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7338" calcext:value-type="float">
            <text:p>3.84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89244444444" calcext:value-type="float">
            <text:p>3.7678924444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67793548387" calcext:value-type="float">
            <text:p>3.752677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85462068966" calcext:value-type="float">
            <text:p>3.69785462068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424541935484" calcext:value-type="float">
            <text:p>3.684245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66" calcext:value-type="float">
            <text:p>3.883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783638709678" calcext:value-type="float">
            <text:p>4.14783638709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091948387097" calcext:value-type="float">
            <text:p>3.890919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09628" calcext:value-type="float">
            <text:p>3.7409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05806451613" calcext:value-type="float">
            <text:p>3.660058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2792" calcext:value-type="float">
            <text:p>3.529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00774193548" calcext:value-type="float">
            <text:p>3.663007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394342857143" calcext:value-type="float">
            <text:p>3.683943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39419354839" calcext:value-type="float">
            <text:p>3.596394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22488" calcext:value-type="float">
            <text:p>3.362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14032" calcext:value-type="float">
            <text:p>3.251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172438709677" calcext:value-type="float">
            <text:p>3.251724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935277419355" calcext:value-type="float">
            <text:p>3.449352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339561290323" calcext:value-type="float">
            <text:p>3.423395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6904" calcext:value-type="float">
            <text:p>3.288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18967741935" calcext:value-type="float">
            <text:p>3.0661896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72352" calcext:value-type="float">
            <text:p>3.177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744735483871" calcext:value-type="float">
            <text:p>3.247447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01257142857" calcext:value-type="float">
            <text:p>3.203012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136593548387" calcext:value-type="float">
            <text:p>3.161365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063148387097" calcext:value-type="float">
            <text:p>3.110631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99328" calcext:value-type="float">
            <text:p>3.119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76567741935" calcext:value-type="float">
            <text:p>3.1027656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0184" calcext:value-type="float">
            <text:p>3.246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277974193548" calcext:value-type="float">
            <text:p>3.362779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99006451613" calcext:value-type="float">
            <text:p>3.496990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182838709677" calcext:value-type="float">
            <text:p>3.321828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1492" calcext:value-type="float">
            <text:p>3.301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92264" calcext:value-type="float">
            <text:p>3.259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801075862069" calcext:value-type="float">
            <text:p>3.318010758620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786090322581" calcext:value-type="float">
            <text:p>3.237860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639174193548" calcext:value-type="float">
            <text:p>3.306391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57616" calcext:value-type="float">
            <text:p>3.375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653006451613" calcext:value-type="float">
            <text:p>3.626530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11384" calcext:value-type="float">
            <text:p>3.571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51" calcext:value-type="float">
            <text:p>3.5725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642012903226" calcext:value-type="float">
            <text:p>3.656420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1416" calcext:value-type="float">
            <text:p>3.749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642580645161" calcext:value-type="float">
            <text:p>3.726425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54688" calcext:value-type="float">
            <text:p>3.725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17006451613" calcext:value-type="float">
            <text:p>3.794170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549228571429" calcext:value-type="float">
            <text:p>3.775492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7892" calcext:value-type="float">
            <text:p>3.707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031277419355" calcext:value-type="float">
            <text:p>3.510312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869172413793" calcext:value-type="float">
            <text:p>3.458691724137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745574193548" calcext:value-type="float">
            <text:p>3.437455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823613793103" calcext:value-type="float">
            <text:p>3.308236137931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188619354839" calcext:value-type="float">
            <text:p>3.341886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94090322581" calcext:value-type="float">
            <text:p>3.115940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54072" calcext:value-type="float">
            <text:p>2.775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52064516129" calcext:value-type="float">
            <text:p>3.06520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61424" calcext:value-type="float">
            <text:p>3.476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115664516129" calcext:value-type="float">
            <text:p>3.871156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6007" calcext:value-type="float">
            <text:p>3.8660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56787096774" calcext:value-type="float">
            <text:p>3.867567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501987096774" calcext:value-type="float">
            <text:p>4.055019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72184" calcext:value-type="float">
            <text:p>3.95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85036" calcext:value-type="float">
            <text:p>3.9785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3448" calcext:value-type="float">
            <text:p>4.13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48696774194" calcext:value-type="float">
            <text:p>4.203486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058993548387" calcext:value-type="float">
            <text:p>3.810589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2524" calcext:value-type="float">
            <text:p>3.721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77729032258" calcext:value-type="float">
            <text:p>3.834777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35888" calcext:value-type="float">
            <text:p>3.923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626890322581" calcext:value-type="float">
            <text:p>4.216268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61457142857" calcext:value-type="float">
            <text:p>4.209614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730425806452" calcext:value-type="float">
            <text:p>4.167304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75561290323" calcext:value-type="float">
            <text:p>4.017755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19227586207" calcext:value-type="float">
            <text:p>3.995192275862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098" calcext:value-type="float">
            <text:p>4.03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10536" calcext:value-type="float">
            <text:p>4.061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694038709677" calcext:value-type="float">
            <text:p>3.836940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155612903226" calcext:value-type="float">
            <text:p>3.601556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88096" calcext:value-type="float">
            <text:p>3.378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821612903226" calcext:value-type="float">
            <text:p>3.548216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1536" calcext:value-type="float">
            <text:p>3.718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673238709677" calcext:value-type="float">
            <text:p>3.696732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62244137931" calcext:value-type="float">
            <text:p>3.76622441379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604412903226" calcext:value-type="float">
            <text:p>3.696044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634771428571" calcext:value-type="float">
            <text:p>3.326347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27485714286" calcext:value-type="float">
            <text:p>3.233274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56331034483" calcext:value-type="float">
            <text:p>3.127563310344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529342857143" calcext:value-type="float">
            <text:p>3.055293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868165517241" calcext:value-type="float">
            <text:p>2.668681655172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129296551724" calcext:value-type="float">
            <text:p>2.75129296551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291314285714" calcext:value-type="float">
            <text:p>2.842913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52689655172" calcext:value-type="float">
            <text:p>2.7705268965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943471428571" calcext:value-type="float">
            <text:p>2.879434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024657142857" calcext:value-type="float">
            <text:p>3.170246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1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05065" calcext:value-type="float">
            <text:p>3.2905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56456" calcext:value-type="float">
            <text:p>2.955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9941</text:p>
          </table:table-cell>
          <table:table-cell office:value-type="string" calcext:value-type="string">
            <text:p>201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68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1376" meta:object-count="0"/>
    <meta:user-defined meta:name="AppVersion">3.0</meta:user-defined>
  </office:meta>
</office:document-meta>
</file>